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Semibold1" svg:font-family="'Segoe UI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Segoe UI Semibold" fo:font-size="20pt" style:font-size-asian="20pt" style:font-size-complex="20pt"/>
    </style:style>
    <style:style style:name="T6" style:family="text">
      <style:text-properties style:font-name="Segoe UI Semibold1" fo:font-size="20pt" style:font-name-asian="Segoe UI Semibold1" style:font-size-asian="20pt" style:font-name-complex="Segoe UI Semibold1" style:font-size-complex="20pt"/>
    </style:style>
    <style:style style:name="T7" style:family="text">
      <style:text-properties style:font-name="Segoe UI Semibold" fo:font-size="20pt" style:font-name-asian="Segoe UI Semibold1" style:font-size-asian="20pt" style:font-name-complex="Segoe UI Semibold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25cm" svg:x="1.778cm" svg:y="1.016cm">
          <draw:text-box>
            <text:p text:style-name="P1"><text:span text:style-name="T1">HYMN #584</text:span></text:p>
            <text:p text:style-name="P1"><text:span text:style-name="T2">“</text:span><text:span text:style-name="T2">Faith and Truth and Life Bestow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4.384cm" svg:height="7.011cm" svg:x="1.778cm" svg:y="1.016cm">
          <draw:text-box>
            <text:p text:style-name="P1"><text:span text:style-name="T3">1. </text:span><text:span text:style-name="T2">Faith and truth and life bestowing,</text:span></text:p>
            <text:p text:style-name="P1"><text:span text:style-name="T2">Open now the Scriptures, Lord,</text:span></text:p>
            <text:p text:style-name="P1"><text:span text:style-name="T2">Seed to life eternal sowing,</text:span></text:p>
            <text:p text:style-name="P1"><text:span text:style-name="T2">Scattered on the wind abro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5" draw:layer="layout" svg:width="24.384cm" svg:height="7.011cm" svg:x="1.778cm" svg:y="1.016cm">
          <draw:text-box>
            <text:p text:style-name="P4"><text:span text:style-name="T2">Let not hearts, Your Word receiving,</text:span></text:p>
            <text:p text:style-name="P4"><text:span text:style-name="T2">Like a barren field be found,</text:span></text:p>
            <text:p text:style-name="P4"><text:span text:style-name="T2">Choked with thorns and unbelieving,</text:span></text:p>
            <text:p text:style-name="P4"><text:span text:style-name="T2">Shallow earth or stony gr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5" draw:layer="layout" svg:width="24.384cm" svg:height="7.011cm" svg:x="1.778cm" svg:y="1.016cm">
          <draw:text-box>
            <text:p text:style-name="P4"><text:span text:style-name="T3">2. </text:span><text:span text:style-name="T2">May the Spirit's pow'r unceasing</text:span></text:p>
            <text:p text:style-name="P4"><text:span text:style-name="T2">Bring to life the hidden grain,</text:span></text:p>
            <text:p text:style-name="P4"><text:span text:style-name="T2">daily in our hearts increasing,</text:span></text:p>
            <text:p text:style-name="P4"><text:span text:style-name="T2">Bearing fruit that shall rem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4.384cm" svg:height="10.771cm" svg:x="1.778cm" svg:y="1.016cm">
          <draw:text-box>
            <text:p text:style-name="P1"><text:span text:style-name="T2">So in Scripture, song, and story,</text:span></text:p>
            <text:p text:style-name="P1"><text:span text:style-name="T2">Savior, may Your voice be heard.</text:span></text:p>
            <text:p text:style-name="P1"><text:span text:style-name="T2">Till our eyes behold Your glory</text:span></text:p>
            <text:p text:style-name="P1"><text:span text:style-name="T2">Give us ears to hear Your Word.</text:span></text:p>
            <text:p text:style-name="P6"><text:span text:style-name="T4"/></text:p>
            <text:p text:style-name="P6"><text:span text:style-name="T5">Text: </text:span><text:span text:style-name="T6">©</text:span><text:span text:style-name="T7">1997 Hope Publishing Co.</text:span></text:p>
            <text:p text:style-name="P6"><text:span text:style-name="T7">Tune: Public Domain: </text:span></text:p>
            <text:p text:style-name="P6"><text:span text:style-name="T7">Setting </text:span><text:span text:style-name="T6">© 1984 Margaret W. Mea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Semibold1" svg:font-family="'Segoe UI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16:03:50.308000000</meta:creation-date>
    <dc:title>Blue template</dc:title>
    <meta:editing-duration>PT52S</meta:editing-duration>
    <meta:editing-cycles>3</meta:editing-cycles>
    <meta:generator>LibreOffice/6.0.1.1$Windows_X86_64 LibreOffice_project/60bfb1526849283ce2491346ed2aa51c465abfe6</meta:generator>
    <dc:date>2018-05-23T16:15:55.064000000</dc:date>
    <meta:document-statistic meta:object-count="36"/>
  </office:meta>
</office:document-meta>
</file>